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7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LANOCCA PERALTA PETER JOH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963594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279657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LANOCCA PERALTA, PETER JOH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963594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279657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AYRAMPO VASQUEZ CRISTIAN FERNAND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71831494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</text:p>
          </table:table-cell>
          <table:table-cell table:style-name="Tableau1.A2" office:value-type="string">
            <text:p text:style-name="P7">11000</text:p>
          </table:table-cell>
          <table:table-cell table:style-name="Tableau1.D2" office:value-type="string">
            <text:p text:style-name="P8">330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30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8/09/2021</text:p>
          </table:table-cell>
          <table:table-cell table:style-name="Tabla2.A3" office:value-type="string">
            <text:p text:style-name="P22">5187453</text:p>
          </table:table-cell>
          <table:table-cell table:style-name="Tabla2.D3" office:value-type="string">
            <text:p text:style-name="P23">5087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30/09/2021</text:p>
          </table:table-cell>
          <table:table-cell table:style-name="Tabla2.A4" office:value-type="string">
            <text:p text:style-name="P22">5186678</text:p>
          </table:table-cell>
          <table:table-cell table:style-name="Tabla2.D4" office:value-type="string">
            <text:p text:style-name="P23">462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3/10/2021</text:p>
          </table:table-cell>
          <table:table-cell table:style-name="Tabla2.A4" office:value-type="string">
            <text:p text:style-name="P22">650911</text:p>
          </table:table-cell>
          <table:table-cell table:style-name="Tabla2.D4" office:value-type="string">
            <text:p text:style-name="P23">3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8500 POLLOS FUERON DESPACHADOS EN UN ANTERIOR DESPACHO DEL 08/10/21. <text:line-break/>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4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8T21:52:0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